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b3771" officeooo:paragraph-rsid="002b3771"/>
    </style:style>
    <style:style style:name="P3" style:family="paragraph" style:parent-style-name="Text_20_body">
      <style:paragraph-properties fo:break-before="page"/>
      <style:text-properties officeooo:rsid="002b3771" officeooo:paragraph-rsid="002b3771"/>
    </style:style>
    <style:style style:name="P4" style:family="paragraph" style:parent-style-name="Text_20_body" style:list-style-name="L1">
      <style:text-properties officeooo:rsid="002b3771" officeooo:paragraph-rsid="003251c4"/>
    </style:style>
    <style:style style:name="P5" style:family="paragraph" style:parent-style-name="Text_20_body" style:list-style-name="L1">
      <style:text-properties officeooo:rsid="003573cf" officeooo:paragraph-rsid="003573cf"/>
    </style:style>
    <style:style style:name="P6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29cf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hort Form Plan Template </text:p>
      <text:p text:style-name="Subtitle">Changes <text:span text:style-name="T1">Needed</text:span></text:p>
      <text:list xml:id="list1865686427" text:style-name="L1">
        <text:list-item>
          <text:p text:style-name="P4">Automate management schedule?</text:p>
        </text:list-item>
        <text:list-item>
          <text:p text:style-name="P5">Add snags section when snags were recorded</text:p>
        </text:list-item>
      </text:list>
      <text:p text:style-name="P2"/>
      <text:p text:style-name="P2"/>
      <text:p text:style-name="P2"/>
      <text:p text:style-name="P3">property &lt;- "bothfeld400"</text:p>
      <text:p text:style-name="P2">month &lt;- "September"</text:p>
      <text:p text:style-name="P2">year &lt;- 2018</text:p>
      <text:p text:style-name="P2">forestname &lt;- "Bothfeld Hill"</text:p>
      <text:p text:style-name="P2">town &lt;- "Cabot"</text:p>
      <text:p text:style-name="P2">glacres &lt;- 400</text:p>
      <text:p text:style-name="P2">gldescrip &lt;- "and farm"</text:p>
      <text:p text:style-name="P2">span &lt;- "000-000-00000"</text:p>
      <text:p text:style-name="P2">photo &lt;- "160212 and 164212"</text:p>
      <text:p text:style-name="P2">elevationmin &lt;- 1360</text:p>
      <text:p text:style-name="P2">elevationmax &lt;- 1500</text:p>
      <text:p text:style-name="P2"/>
      <text:p text:style-name="P2">owners &lt;- "Rose and Walter Bothfeld Jr."</text:p>
      <text:p text:style-name="P2">addressline1 &lt;- "Something Bothfeld Hill Rd"</text:p>
      <text:p text:style-name="P2">addressline2 &lt;- ""</text:p>
      <text:p text:style-name="P2">citystatezip &lt;- "Cabot, VT something"</text:p>
      <text:p text:style-name="P2"/>
      <text:p text:style-name="P2">watertext &lt;- "Jug Brook bisects the property, flowing from west to east."</text:p>
      <text:p text:style-name="P2">boundariestext &lt;- "Old wire fences, stone walls and blazes mark many of the property lines, though the boundaries are unclear in some places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erpetua" fo:font-family="Perpetua" style:font-style-name="Regular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  <style:text-properties style:font-name="Perpetua" fo:font-family="Perpetu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Caption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.0799in" loext:contextual-spacing="false" style:writing-mode="page"/>
      <style:text-properties style:font-name="Perpetua2" fo:font-family="Perpetua" style:font-style-name="Bold" style:font-family-generic="roman" style:font-pitch="variable" fo:font-size="115%" fo:font-style="italic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Perpetua3" fo:font-family="Perpetua" style:font-style-name="Bold Italic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Perpetua2" fo:font-family="Perpetua" style:font-style-name="Bold" style:font-family-generic="roman" style:font-pitch="variable"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reak-after="page" style:writing-mode="page"/>
      <style:text-properties fo:color="#ffffff" fo:font-size="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in" fo:margin-bottom="0in" loext:contextual-spacing="false" style:page-number="auto" style:writing-mode="page"/>
      <style:text-properties fo:color="#ffffff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 style:writing-mode="page"/>
      <style:text-properties style:font-name="Perpetua2" fo:font-family="Perpetua" style:font-style-name="Bold" style:font-family-generic="roman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 style:master-page-name="">
      <style:paragraph-properties fo:text-align="center" style:justify-single-word="false" style:page-number="auto" fo:break-before="auto" fo:break-aft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Title" style:family="paragraph" style:parent-style-name="Heading" style:next-style-name="Text_20_body" style:class="chapter" style:master-page-name="">
      <style:paragraph-properties fo:margin-top="0in" fo:margin-bottom="0.0201in" loext:contextual-spacing="false" fo:text-align="center" style:justify-single-word="false" style:page-number="auto" style:writing-mode="page"/>
      <style:text-properties style:font-name="Perpetua2" fo:font-family="Perpetua" style:font-style-name="Bold" style:font-family-generic="roman" style:font-pitch="variable" fo:font-size="22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 style:writing-mode="page"/>
      <style:text-properties fo:font-size="14pt" fo:font-style="normal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BF article</dc:title>
    <meta:editing-duration>PT12H2M42S</meta:editing-duration>
    <meta:editing-cycles>6</meta:editing-cycles>
    <meta:generator>LibreOffice/5.4.6.2$Windows_X86_64 LibreOffice_project/4014ce260a04f1026ba855d3b8d91541c224eab8</meta:generator>
    <meta:creation-date>2019-03-02T09:15:41.646000000</meta:creation-date>
    <dc:date>2019-03-31T17:12:43.509000000</dc:date>
    <meta:document-statistic meta:table-count="0" meta:image-count="0" meta:object-count="0" meta:page-count="2" meta:paragraph-count="22" meta:word-count="112" meta:character-count="697" meta:non-whitespace-character-count="607"/>
  </office:meta>
</office:document-meta>
</file>